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1" style:family="table-row">
      <style:table-row-properties style:min-row-height="1.101cm"/>
    </style:style>
    <style:style style:name="Tableau3.A1" style:family="table-cell">
      <style:table-cell-properties fo:padding="0.097cm" fo:border="0.05pt solid #000000"/>
    </style:style>
    <style:style style:name="P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0pt" officeooo:rsid="00218c7d" officeooo:paragraph-rsid="001ca0d8" style:font-size-asian="10pt" style:font-size-complex="10pt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20pt" fo:font-weight="bold" officeooo:rsid="001ca0d8" officeooo:paragraph-rsid="001ca0d8" style:font-size-asian="20pt" style:font-weight-asian="bold" style:font-size-complex="20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6pt" fo:font-weight="bold" officeooo:rsid="001ca0d8" officeooo:paragraph-rsid="001ca0d8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1pt" officeooo:rsid="00218c7d" officeooo:paragraph-rsid="001ca0d8" style:font-size-asian="11pt" style:font-size-complex="11pt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size="11pt" officeooo:rsid="00218c7d" officeooo:paragraph-rsid="001ca0d8" style:font-size-asian="11pt" style:font-size-complex="11pt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size="11pt" officeooo:rsid="001cd6cb" officeooo:paragraph-rsid="001ca0d8" style:font-size-asian="11pt" style:font-size-complex="11pt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fo:font-size="11pt" officeooo:rsid="001cd6cb" officeooo:paragraph-rsid="001ca0d8" style:font-size-asian="11pt" style:font-size-complex="11pt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1pt" officeooo:rsid="0022c6bf" officeooo:paragraph-rsid="001ca0d8" style:font-size-asian="11pt" style:font-size-complex="11pt"/>
    </style:style>
    <style:style style:name="P9" style:family="paragraph" style:parent-style-name="Standard" style:list-style-name="L1">
      <style:paragraph-properties fo:text-align="justify" style:justify-single-word="false"/>
      <style:text-properties fo:font-size="11pt" officeooo:paragraph-rsid="001ca0d8" style:font-size-asian="11pt" style:font-size-complex="11pt"/>
    </style:style>
    <style:style style:name="P10" style:family="paragraph" style:parent-style-name="Standard">
      <style:text-properties fo:font-size="11pt" officeooo:rsid="0026485b" officeooo:paragraph-rsid="001ca0d8" style:font-size-asian="11pt" style:font-size-complex="11pt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fo:font-size="11pt" officeooo:rsid="0026485b" officeooo:paragraph-rsid="001ca0d8" style:font-size-asian="11pt" style:font-size-complex="11pt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1pt" fo:font-style="italic" fo:font-weight="bold" officeooo:rsid="00218c7d" officeooo:paragraph-rsid="001ca0d8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Standard">
      <style:text-properties fo:font-size="11pt" fo:font-style="normal" officeooo:rsid="0022c6bf" officeooo:paragraph-rsid="001ca0d8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size="11pt" fo:font-style="normal" officeooo:rsid="00265d1a" officeooo:paragraph-rsid="001ca0d8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margin-left="2.501cm" fo:margin-right="0cm" fo:text-indent="0cm" style:auto-text-indent="false"/>
      <style:text-properties fo:font-size="11pt" fo:font-style="normal" officeooo:rsid="00265d1a" officeooo:paragraph-rsid="001ca0d8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font-size="11pt" style:text-underline-style="solid" style:text-underline-width="auto" style:text-underline-color="font-color" fo:font-weight="bold" officeooo:rsid="001ca0d8" officeooo:paragraph-rsid="001ca0d8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fo:font-size="11pt" style:text-underline-style="solid" style:text-underline-width="auto" style:text-underline-color="font-color" fo:font-weight="bold" officeooo:rsid="0027c4e1" officeooo:paragraph-rsid="001ca0d8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fo:font-size="11pt" officeooo:rsid="0026485b" officeooo:paragraph-rsid="001ca0d8" style:font-size-asian="11pt" style:font-size-complex="11pt"/>
    </style:style>
    <style:style style:name="T1" style:family="text">
      <style:text-properties officeooo:rsid="0022c6bf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2c6bf" style:font-style-asian="italic" style:font-style-complex="italic"/>
    </style:style>
    <style:style style:name="T4" style:family="text">
      <style:text-properties fo:font-style="italic" officeooo:rsid="00265d1a" style:font-style-asian="italic" style:font-style-complex="italic"/>
    </style:style>
    <style:style style:name="T5" style:family="text">
      <style:text-properties fo:font-style="italic" fo:font-weight="bold" officeooo:rsid="0022c6bf" style:font-style-asian="italic" style:font-weight-asian="bold" style:font-style-complex="italic" style:font-weight-complex="bold"/>
    </style:style>
    <style:style style:name="T6" style:family="text">
      <style:text-properties officeooo:rsid="00265d1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2c6bf" style:font-weight-asian="bold" style:font-weight-complex="bold"/>
    </style:style>
    <style:style style:name="T9" style:family="text">
      <style:text-properties fo:font-weight="bold" officeooo:rsid="00265d1a" style:font-weight-asian="bold" style:font-weight-complex="bold"/>
    </style:style>
    <style:style style:name="T10" style:family="text">
      <style:text-properties fo:font-weight="bold" officeooo:rsid="0027c4e1" style:font-weight-asian="bold" style:font-weight-complex="bold"/>
    </style:style>
    <style:style style:name="T11" style:family="text">
      <style:text-properties fo:font-weight="normal" officeooo:rsid="0022c6bf" style:font-weight-asian="normal" style:font-weight-complex="normal"/>
    </style:style>
    <style:style style:name="T12" style:family="text">
      <style:text-properties fo:font-weight="normal" officeooo:rsid="00265d1a" style:font-weight-asian="normal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22c6bf" style:font-style-asian="normal" style:font-style-complex="normal"/>
    </style:style>
    <style:style style:name="T15" style:family="text">
      <style:text-properties fo:font-style="normal" officeooo:rsid="00265d1a" style:font-style-asian="normal" style:font-style-complex="normal"/>
    </style:style>
    <style:style style:name="T16" style:family="text">
      <style:text-properties fo:font-style="normal" fo:font-weight="bold" officeooo:rsid="00265d1a" style:font-style-asian="normal" style:font-weight-asian="bold" style:font-style-complex="normal" style:font-weight-complex="bold"/>
    </style:style>
    <style:style style:name="T17" style:family="text">
      <style:text-properties fo:font-style="normal" fo:font-weight="bold" officeooo:rsid="0027c4e1" style:font-style-asian="normal" style:font-weight-asian="bold" style:font-style-complex="normal" style:font-weight-complex="bold"/>
    </style:style>
    <style:style style:name="T18" style:family="text">
      <style:text-properties fo:font-style="normal" fo:font-weight="normal" officeooo:rsid="00265d1a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27c4e1" style:font-style-asian="normal" style:font-weight-asian="normal" style:font-style-complex="normal" style:font-weight-complex="normal"/>
    </style:style>
    <style:style style:name="T20" style:family="text">
      <style:text-properties officeooo:rsid="001ca0d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éthodologie bonus</text:p>
      <text:p text:style-name="P3">Rédiger un paragraphe argumenté</text:p>
      <text:p text:style-name="P1"/>
      <text:p text:style-name="P1"/>
      <text:p text:style-name="P4"><text:span text:style-name="T20">Une façon efficace de rédiger de la philosophie consiste à construire d’abord le plan de votre réflexion : indiquez clairement au brouillon les articulations entre vos différentes idées (conséquences, illustration, concession, justification, etc.)</text:span> <text:span text:style-name="T20">Une fois que vous disposez de cette structure, i</text:span>l va falloir l<text:span text:style-name="T20">a</text:span> découper en paragraphes. Ici la règle est très simple :</text:p>
      <text:p text:style-name="P5"/>
      <text:p text:style-name="P12">« Un paragraphe par idée, une idée par paragraphe »</text:p>
      <text:p text:style-name="P6"/>
      <text:p text:style-name="P6"/>
      <text:p text:style-name="P16">Comment rédiger chaque paragraphe ?</text:p>
      <text:p text:style-name="P7"/>
      <text:p text:style-name="P8">Pour rédiger un paragraphe argumenté, vous <text:span text:style-name="T2">pouvez</text:span> utiliser les <text:span text:style-name="T6">deux </text:span>astuces suivantes, qui vous permettront de gagner en clarté :</text:p>
      <text:list text:style-name="L1">
        <text:list-item>
          <text:p text:style-name="P9"><text:span text:style-name="T8">La première phrase</text:span><text:span text:style-name="T11"> de votre</text:span><text:span text:style-name="T1"> paragraphe peut formuler aussi clairement que possible l’idée générale (votre thèse).</text:span></text:p>
        </text:list-item>
        <text:list-item>
          <text:p text:style-name="P9"><text:span text:style-name="T8">La dernière phrase </text:span><text:span text:style-name="T11">de</text:span><text:span text:style-name="T1"> votre paragraphe peut revenir vers la question générale à laquelle vous répondez, et montrer ce que votre paragraphe vous a appris à ce sujet. Vous pouvez également construire une transition vers le paragraphe suivant, mais attention à ce que cette transition ne soit pas </text:span><text:span text:style-name="T5">artificielle </text:span><text:span text:style-name="T1">: elle ne doit surtout pas correspondre à une simple répétition de l’idée qui va suivre. Une bonne transition consiste plutôt à montrer </text:span><text:span text:style-name="T3">pour quelle raison il est nécessaire de passer à l’idée suivante</text:span><text:span text:style-name="T14">.</text:span></text:p>
        </text:list-item>
      </text:list>
      <text:p text:style-name="P13"/>
      <text:p text:style-name="P10"><text:span text:style-name="T15">Par ailleurs, il va </text:span><text:span text:style-name="T13">falloir </text:span><text:span text:style-name="T4">argumenter</text:span><text:span text:style-name="T13"> vos thèses </text:span><text:span text:style-name="T15">dans le corps de votre paragraphe :</text:span></text:p>
      <text:p text:style-name="P11"><text:span text:style-name="T15">1. Avec une </text:span><text:span text:style-name="T16">distinction conceptuelle</text:span><text:span text:style-name="T18"> ou une analyse de concept </text:span><text:span text:style-name="T15">(exemple : faire la différence entre particulier et universel, entre croyance et savoir, etc.)</text:span></text:p>
      <text:p text:style-name="P11"><text:span text:style-name="T15">2. Avec un </text:span><text:span text:style-name="T16">raisonnement</text:span><text:span text:style-name="T15">. Ce raisonnement peut être :</text:span></text:p>
      <text:p text:style-name="P14"><text:tab/><text:tab/>a. Repris d'un auteur de philosophie (le cours vous sera évidemment très utile ici)</text:p>
      <text:p text:style-name="P14"><text:tab/><text:tab/>b. Inventé par vous (mais attention à être bien rigoureux dans votre pensée !)</text:p>
      <text:p text:style-name="P11"><text:span text:style-name="T15">3. Avec un </text:span><text:span text:style-name="T16">exemple</text:span><text:span text:style-name="T15">.</text:span></text:p>
      <text:p text:style-name="P15">a. Au mieux, tiré de votre culture générale, de l'histoire, d'une œuvre littéraire ou artistique au sens large (roman, film...)</text:p>
      <text:p text:style-name="P15">b. Sinon, inventé par vous. Attention aux exemples triviaux : restez dans le réel et dans le sérieux. Inventer un exemple vous donne la justification la plus faible, mais ça reste mieux que rien.</text:p>
      <text:p text:style-name="P15"/>
      <text:p text:style-name="P15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17">Exemple de paragraphe argumenté :</text:p>
            <text:p text:style-name="P18"><text:span text:style-name="T7"><text:tab/></text:span><text:span text:style-name="T12">S’il est exact que nous ne supportons pas de nous contredire consciemment, il faut en revanche dire qu’</text:span><text:span text:style-name="T9">il est très facile de se contredire sans le savoir </text:span><text:span text:style-name="T10">[thèse]</text:span><text:span text:style-name="T12">. </text:span><text:span text:style-name="T18">On peut éclairer ce point en s’appuyant sur l’exemple de la méthode socratique : grâce à d’habiles questions, Socrate montre à son interlocuteur qu’il se contredisait, et qu’il ne savait pas qu’il se contredisai</text:span><text:span text:style-name="T19">t</text:span><text:span text:style-name="T18">. Tu penses, </text:span><text:span text:style-name="T19">dit Socrate,</text:span><text:span text:style-name="T18"> que le courage c’est le fait de ne jamais avoir peur, mais l’homme qui n’aurait jamais peur par ignorance du danger, tu refuses de l’appeler courageux ; tu </text:span><text:span text:style-name="T19">n’es pas d’accord avec ce que tu dis toi-même</text:span><text:span text:style-name="T18"> et tu l’ignores. </text:span><text:span text:style-name="T17">[exemple]</text:span><text:span text:style-name="T19"> Comme le montre l’exemple socratique,</text:span><text:span text:style-name="T18"> </text:span><text:span text:style-name="T19">l</text:span><text:span text:style-name="T18">es implications contradictoires de mes pensées ne peuvent en fait m’apparaître qu’au prix d’un effort de réflexion </text:span><text:span text:style-name="T19">radical et méthodique. <text:s/></text:span><text:span text:style-name="T17">[conclusion]</text:span><text:span text:style-name="T19"> Pourtant,</text:span><text:span text:style-name="T18"> qui ferait volontairement c</text:span><text:span text:style-name="T19">et </text:span><text:span text:style-name="T18">effort, </text:span><text:span text:style-name="T19">s’il ne mène qu’à la prise de conscience inconfortable de notre ignorance ? </text:span><text:span text:style-name="T17">[transition]</text:span></text:p>
            <text:p text:style-name="P18"><text:span text:style-name="T17"><text:tab/>Il faut donc dire que cette prise de conscience ne peut venir que de la rencontre avec autrui. [thèse] </text:span><text:span text:style-name="T19">Etc...</text:span>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7T11:34:15.438000000</meta:creation-date>
    <dc:date>2023-02-27T11:37:13.541000000</dc:date>
    <meta:editing-duration>PT2M58S</meta:editing-duration>
    <meta:editing-cycles>1</meta:editing-cycles>
    <meta:document-statistic meta:table-count="1" meta:image-count="0" meta:object-count="0" meta:page-count="1" meta:paragraph-count="19" meta:word-count="509" meta:character-count="3155" meta:non-whitespace-character-count="2660"/>
    <meta:generator>LibreOffice/7.4.4.2$Windows_X86_64 LibreOffice_project/85569322deea74ec9134968a29af2df5663baa21</meta:generator>
  </office:meta>
</office:document-meta>
</file>